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22pt" fo:language="en" fo:country="US" fo:font-weight="bold" officeooo:rsid="001a13e1" officeooo:paragraph-rsid="001d80f5" style:font-size-asian="22pt" style:font-weight-asian="bold" style:font-size-complex="22pt" style:font-weight-complex="bold"/>
    </style:style>
    <style:style style:name="P2" style:family="paragraph" style:parent-style-name="Standard">
      <style:paragraph-properties fo:text-align="start" style:justify-single-word="false"/>
      <style:text-properties fo:font-size="14pt" fo:language="en" fo:country="US" fo:font-weight="normal" officeooo:rsid="001e3184" officeooo:paragraph-rsid="001e3184" style:font-size-asian="12.25pt" style:font-weight-asian="normal" style:font-size-complex="14pt" style:font-weight-complex="normal"/>
    </style:style>
    <style:style style:name="P3" style:family="paragraph" style:parent-style-name="Standard">
      <style:paragraph-properties fo:text-align="start" style:justify-single-word="false"/>
      <style:text-properties fo:font-size="14pt" fo:language="en" fo:country="US" fo:font-weight="normal" officeooo:rsid="0020bb5b" officeooo:paragraph-rsid="00219c76" style:font-size-asian="12.25pt" style:font-weight-asian="normal" style:font-size-complex="14pt" style:font-weight-complex="normal"/>
    </style:style>
    <style:style style:name="P4" style:family="paragraph" style:parent-style-name="Standard">
      <style:paragraph-properties fo:text-align="start" style:justify-single-word="false"/>
      <style:text-properties fo:font-size="14pt" fo:language="en" fo:country="US" fo:font-weight="normal" officeooo:rsid="0028f709" officeooo:paragraph-rsid="0027395a" style:font-size-asian="12.25pt" style:font-weight-asian="normal" style:font-size-complex="14pt" style:font-weight-complex="normal"/>
    </style:style>
    <style:style style:name="P5" style:family="paragraph" style:parent-style-name="Standard">
      <style:paragraph-properties fo:text-align="start" style:justify-single-word="false"/>
      <style:text-properties fo:font-size="14pt" fo:language="en" fo:country="US" fo:font-weight="bold" officeooo:rsid="0029a578" officeooo:paragraph-rsid="0029a578" style:font-size-asian="12.25pt" style:font-weight-asian="bold" style:font-size-complex="14pt" style:font-weight-complex="bold"/>
    </style:style>
    <style:style style:name="P6" style:family="paragraph" style:parent-style-name="Standard">
      <style:paragraph-properties fo:text-align="start" style:justify-single-word="false"/>
      <style:text-properties fo:font-size="14pt" fo:language="en" fo:country="US" fo:font-weight="bold" officeooo:rsid="0027395a" officeooo:paragraph-rsid="0035059a" style:font-size-asian="12.25pt" style:font-weight-asian="bold" style:font-size-complex="14pt" style:font-weight-complex="bold"/>
    </style:style>
    <style:style style:name="P7" style:family="paragraph" style:parent-style-name="Standard">
      <style:paragraph-properties fo:text-align="start" style:justify-single-word="false"/>
      <style:text-properties fo:font-size="14pt" fo:language="en" fo:country="US" fo:font-weight="bold" officeooo:rsid="001f4f5c" officeooo:paragraph-rsid="00219c76" style:font-size-asian="12.25pt" style:font-weight-asian="bold" style:font-size-complex="14pt" style:font-weight-complex="bold"/>
    </style:style>
    <style:style style:name="P8" style:family="paragraph" style:parent-style-name="Standard">
      <style:paragraph-properties fo:text-align="start" style:justify-single-word="false"/>
      <style:text-properties fo:color="#0000ff" fo:font-size="10pt" fo:language="en" fo:country="US" fo:font-weight="normal" officeooo:rsid="0020bb5b" officeooo:paragraph-rsid="00219c76" style:font-size-asian="10pt" style:font-weight-asian="normal" style:font-size-complex="10pt" style:font-weight-complex="normal"/>
    </style:style>
    <style:style style:name="P9" style:family="paragraph" style:parent-style-name="Standard">
      <style:paragraph-properties fo:text-align="start" style:justify-single-word="false"/>
      <style:text-properties fo:color="#0000ff" fo:font-size="10pt" fo:language="en" fo:country="US" fo:font-weight="normal" officeooo:rsid="0028f709" officeooo:paragraph-rsid="0028f709" style:font-size-asian="10pt" style:font-weight-asian="normal" style:font-size-complex="10pt" style:font-weight-complex="normal"/>
    </style:style>
    <style:style style:name="P10" style:family="paragraph" style:parent-style-name="Standard">
      <style:paragraph-properties fo:text-align="start" style:justify-single-word="false"/>
      <style:text-properties fo:color="#0000ff" fo:font-size="10pt" fo:language="en" fo:country="US" fo:font-weight="normal" officeooo:rsid="004af556" officeooo:paragraph-rsid="004af556" style:font-size-asian="10pt" style:font-weight-asian="normal" style:font-size-complex="10pt" style:font-weight-complex="normal"/>
    </style:style>
    <style:style style:name="P11" style:family="paragraph" style:parent-style-name="Standard">
      <style:paragraph-properties fo:text-align="start" style:justify-single-word="false"/>
      <style:text-properties fo:color="#0000ff" fo:font-size="10pt" fo:language="en" fo:country="US" fo:font-weight="normal" officeooo:rsid="00812036" officeooo:paragraph-rsid="00812036" style:font-size-asian="10pt" style:font-weight-asian="normal" style:font-size-complex="10pt" style:font-weight-complex="normal"/>
    </style:style>
    <style:style style:name="P12" style:family="paragraph" style:parent-style-name="Standard">
      <style:paragraph-properties fo:text-align="start" style:justify-single-word="false"/>
      <style:text-properties fo:color="#000000" fo:font-size="14pt" fo:language="en" fo:country="US" fo:font-weight="normal" officeooo:rsid="002af1fe" officeooo:paragraph-rsid="002af1fe" style:font-size-asian="12.25pt" style:font-weight-asian="normal" style:font-size-complex="14pt" style:font-weight-complex="normal"/>
    </style:style>
    <style:style style:name="P13" style:family="paragraph" style:parent-style-name="Standard">
      <style:paragraph-properties fo:text-align="start" style:justify-single-word="false"/>
      <style:text-properties fo:color="#000000" fo:font-size="14pt" fo:language="en" fo:country="US" fo:font-weight="normal" officeooo:rsid="002af1fe" officeooo:paragraph-rsid="002b6616" style:font-size-asian="12.25pt" style:font-weight-asian="normal" style:font-size-complex="14pt" style:font-weight-complex="normal"/>
    </style:style>
    <style:style style:name="P14" style:family="paragraph" style:parent-style-name="Standard">
      <style:paragraph-properties fo:text-align="start" style:justify-single-word="false"/>
      <style:text-properties fo:color="#000000" fo:font-size="14pt" fo:language="en" fo:country="US" fo:font-weight="normal" officeooo:rsid="0041e7a4" officeooo:paragraph-rsid="00453e45" style:font-size-asian="12.25pt" style:font-weight-asian="normal" style:font-size-complex="14pt" style:font-weight-complex="normal"/>
    </style:style>
    <style:style style:name="P15" style:family="paragraph" style:parent-style-name="Standard">
      <style:paragraph-properties fo:text-align="start" style:justify-single-word="false"/>
      <style:text-properties fo:color="#000000" fo:font-size="14pt" fo:language="en" fo:country="US" fo:font-weight="normal" officeooo:rsid="0041e7a4" officeooo:paragraph-rsid="0048f956" style:font-size-asian="12.25pt" style:font-weight-asian="normal" style:font-size-complex="14pt" style:font-weight-complex="normal"/>
    </style:style>
    <style:style style:name="P16" style:family="paragraph" style:parent-style-name="Standard">
      <style:paragraph-properties fo:text-align="start" style:justify-single-word="false"/>
      <style:text-properties fo:color="#000000" fo:font-size="14pt" fo:language="en" fo:country="US" fo:font-weight="normal" officeooo:rsid="0049fa52" officeooo:paragraph-rsid="0049fa52" style:font-size-asian="12.25pt" style:font-weight-asian="normal" style:font-size-complex="14pt" style:font-weight-complex="normal"/>
    </style:style>
    <style:style style:name="P17" style:family="paragraph" style:parent-style-name="Standard">
      <style:paragraph-properties fo:text-align="start" style:justify-single-word="false"/>
      <style:text-properties fo:color="#000000" fo:font-size="14pt" fo:language="en" fo:country="US" fo:font-weight="normal" officeooo:rsid="004af556" officeooo:paragraph-rsid="0049fa52" style:font-size-asian="12.25pt" style:font-weight-asian="normal" style:font-size-complex="14pt" style:font-weight-complex="normal"/>
    </style:style>
    <style:style style:name="P18" style:family="paragraph" style:parent-style-name="Standard">
      <style:paragraph-properties fo:text-align="start" style:justify-single-word="false"/>
      <style:text-properties fo:color="#000000" fo:font-size="14pt" fo:language="en" fo:country="US" fo:font-weight="normal" officeooo:rsid="004c99e7" officeooo:paragraph-rsid="004c99e7" style:font-size-asian="12.25pt" style:font-weight-asian="normal" style:font-size-complex="14pt" style:font-weight-complex="normal"/>
    </style:style>
    <style:style style:name="P19" style:family="paragraph" style:parent-style-name="Standard">
      <style:paragraph-properties fo:text-align="start" style:justify-single-word="false"/>
      <style:text-properties fo:color="#000000" fo:font-size="14pt" fo:language="en" fo:country="US" fo:font-weight="normal" officeooo:rsid="004d296e" officeooo:paragraph-rsid="004d296e" style:font-size-asian="12.25pt" style:font-weight-asian="normal" style:font-size-complex="14pt" style:font-weight-complex="normal"/>
    </style:style>
    <style:style style:name="P20" style:family="paragraph" style:parent-style-name="Standard">
      <style:paragraph-properties fo:text-align="start" style:justify-single-word="false"/>
      <style:text-properties fo:color="#000000" fo:font-size="14pt" fo:language="en" fo:country="US" fo:font-weight="normal" officeooo:rsid="0055aeed" officeooo:paragraph-rsid="0055aeed" style:font-size-asian="12.25pt" style:font-weight-asian="normal" style:font-size-complex="14pt" style:font-weight-complex="normal"/>
    </style:style>
    <style:style style:name="P21" style:family="paragraph" style:parent-style-name="Standard">
      <style:paragraph-properties fo:text-align="start" style:justify-single-word="false"/>
      <style:text-properties fo:color="#000000" fo:font-size="14pt" fo:language="en" fo:country="US" fo:font-weight="normal" officeooo:rsid="0058e877" officeooo:paragraph-rsid="0059f466" style:font-size-asian="12.25pt" style:font-weight-asian="normal" style:font-size-complex="14pt" style:font-weight-complex="normal"/>
    </style:style>
    <style:style style:name="P22" style:family="paragraph" style:parent-style-name="Standard">
      <style:paragraph-properties fo:text-align="start" style:justify-single-word="false"/>
      <style:text-properties fo:color="#000000" fo:font-size="14pt" fo:language="en" fo:country="US" fo:font-weight="normal" officeooo:rsid="005b2c21" officeooo:paragraph-rsid="005c9916" style:font-size-asian="12.25pt" style:font-weight-asian="normal" style:font-size-complex="14pt" style:font-weight-complex="normal"/>
    </style:style>
    <style:style style:name="P23" style:family="paragraph" style:parent-style-name="Standard">
      <style:paragraph-properties fo:text-align="start" style:justify-single-word="false"/>
      <style:text-properties fo:color="#000000" fo:font-size="14pt" fo:language="en" fo:country="US" fo:font-weight="normal" officeooo:rsid="005b2c21" officeooo:paragraph-rsid="008c0952" style:font-size-asian="12.25pt" style:font-weight-asian="normal" style:font-size-complex="14pt" style:font-weight-complex="normal"/>
    </style:style>
    <style:style style:name="P24" style:family="paragraph" style:parent-style-name="Standard">
      <style:paragraph-properties fo:text-align="start" style:justify-single-word="false"/>
      <style:text-properties fo:color="#000000" fo:font-size="14pt" fo:language="en" fo:country="US" fo:font-weight="normal" officeooo:rsid="0059f466" officeooo:paragraph-rsid="0059f466" style:font-size-asian="12.25pt" style:font-weight-asian="normal" style:font-size-complex="14pt" style:font-weight-complex="normal"/>
    </style:style>
    <style:style style:name="P25" style:family="paragraph" style:parent-style-name="Standard">
      <style:paragraph-properties fo:text-align="start" style:justify-single-word="false"/>
      <style:text-properties fo:color="#000000" fo:font-size="14pt" fo:language="en" fo:country="US" fo:font-weight="normal" officeooo:rsid="0059f466" officeooo:paragraph-rsid="007f5976" style:font-size-asian="12.25pt" style:font-weight-asian="normal" style:font-size-complex="14pt" style:font-weight-complex="normal"/>
    </style:style>
    <style:style style:name="P26" style:family="paragraph" style:parent-style-name="Standard">
      <style:paragraph-properties fo:text-align="start" style:justify-single-word="false"/>
      <style:text-properties fo:color="#000000" fo:font-size="14pt" fo:language="en" fo:country="US" fo:font-weight="normal" officeooo:rsid="005c9916" officeooo:paragraph-rsid="005c9916" style:font-size-asian="12.25pt" style:font-weight-asian="normal" style:font-size-complex="14pt" style:font-weight-complex="normal"/>
    </style:style>
    <style:style style:name="P27" style:family="paragraph" style:parent-style-name="Standard">
      <style:paragraph-properties fo:text-align="start" style:justify-single-word="false"/>
      <style:text-properties fo:color="#000000" fo:font-size="14pt" fo:language="en" fo:country="US" fo:font-weight="normal" officeooo:rsid="005c9916" officeooo:paragraph-rsid="008c0952" style:font-size-asian="12.25pt" style:font-weight-asian="normal" style:font-size-complex="14pt" style:font-weight-complex="normal"/>
    </style:style>
    <style:style style:name="P28" style:family="paragraph" style:parent-style-name="Standard">
      <style:paragraph-properties fo:text-align="center" style:justify-single-word="false"/>
      <style:text-properties fo:font-size="20pt" fo:language="en" fo:country="US" fo:font-weight="bold" officeooo:rsid="003610cf" officeooo:paragraph-rsid="003610cf" style:font-size-asian="20pt" style:font-weight-asian="bold" style:font-size-complex="20pt" style:font-weight-complex="bold"/>
    </style:style>
    <style:style style:name="P29" style:family="paragraph" style:parent-style-name="Standard">
      <style:paragraph-properties fo:text-align="start" style:justify-single-word="false"/>
      <style:text-properties fo:color="#000000" fo:font-size="14pt" fo:language="en" fo:country="US" fo:font-weight="normal" officeooo:rsid="0041e7a4" officeooo:paragraph-rsid="00453e45" style:font-size-asian="12.25pt" style:font-weight-asian="normal" style:font-size-complex="14pt" style:font-weight-complex="normal"/>
    </style:style>
    <style:style style:name="T1" style:family="text">
      <style:text-properties officeooo:rsid="001ced89"/>
    </style:style>
    <style:style style:name="T2" style:family="text">
      <style:text-properties officeooo:rsid="000f8d51"/>
    </style:style>
    <style:style style:name="T3" style:family="text">
      <style:text-properties fo:font-weight="bold" style:font-weight-asian="bold" style:font-weight-complex="bold"/>
    </style:style>
    <style:style style:name="T4" style:family="text">
      <style:text-properties fo:font-weight="bold" officeooo:rsid="001f4f5c" style:font-weight-asian="bold" style:font-weight-complex="bold"/>
    </style:style>
    <style:style style:name="T5" style:family="text">
      <style:text-properties fo:font-weight="bold" officeooo:rsid="0040eaf6" style:font-weight-asian="bold" style:font-weight-complex="bold"/>
    </style:style>
    <style:style style:name="T6" style:family="text">
      <style:text-properties fo:font-weight="bold" officeooo:rsid="00453e45" style:font-weight-asian="bold" style:font-weight-complex="bold"/>
    </style:style>
    <style:style style:name="T7" style:family="text">
      <style:text-properties fo:font-weight="bold" officeooo:rsid="00570940" style:font-weight-asian="bold" style:font-weight-complex="bold"/>
    </style:style>
    <style:style style:name="T8" style:family="text">
      <style:text-properties fo:font-weight="bold" officeooo:rsid="0048f956" style:font-size-asian="14pt" style:font-weight-asian="bold" style:font-weight-complex="bold"/>
    </style:style>
    <style:style style:name="T9" style:family="text">
      <style:text-properties fo:font-weight="normal" style:font-weight-asian="normal" style:font-weight-complex="normal"/>
    </style:style>
    <style:style style:name="T10" style:family="text">
      <style:text-properties fo:font-weight="normal" officeooo:rsid="00150c94" style:font-weight-asian="normal" style:font-weight-complex="normal"/>
    </style:style>
    <style:style style:name="T11" style:family="text">
      <style:text-properties fo:font-weight="normal" officeooo:rsid="0020bb5b" style:font-weight-asian="normal" style:font-weight-complex="normal"/>
    </style:style>
    <style:style style:name="T12" style:family="text">
      <style:text-properties fo:font-weight="normal" officeooo:rsid="00219c76" style:font-weight-asian="normal" style:font-weight-complex="normal"/>
    </style:style>
    <style:style style:name="T13" style:family="text">
      <style:text-properties fo:font-weight="normal" officeooo:rsid="0027395a" style:font-weight-asian="normal" style:font-weight-complex="normal"/>
    </style:style>
    <style:style style:name="T14" style:family="text">
      <style:text-properties fo:font-weight="normal" officeooo:rsid="002778c2" style:font-weight-asian="normal" style:font-weight-complex="normal"/>
    </style:style>
    <style:style style:name="T15" style:family="text">
      <style:text-properties fo:font-weight="normal" officeooo:rsid="0028c6f8" style:font-weight-asian="normal" style:font-weight-complex="normal"/>
    </style:style>
    <style:style style:name="T16" style:family="text">
      <style:text-properties fo:font-weight="normal" officeooo:rsid="0028f709" style:font-weight-asian="normal" style:font-weight-complex="normal"/>
    </style:style>
    <style:style style:name="T17" style:family="text">
      <style:text-properties fo:font-weight="normal" officeooo:rsid="0029a578" style:font-weight-asian="normal" style:font-weight-complex="normal"/>
    </style:style>
    <style:style style:name="T18" style:family="text">
      <style:text-properties fo:font-weight="normal" officeooo:rsid="0030417d" style:font-weight-asian="normal" style:font-weight-complex="normal"/>
    </style:style>
    <style:style style:name="T19" style:family="text">
      <style:text-properties fo:font-weight="normal" officeooo:rsid="0030da62" style:font-weight-asian="normal" style:font-weight-complex="normal"/>
    </style:style>
    <style:style style:name="T20" style:family="text">
      <style:text-properties fo:font-weight="normal" officeooo:rsid="00329e94" style:font-weight-asian="normal" style:font-weight-complex="normal"/>
    </style:style>
    <style:style style:name="T21" style:family="text">
      <style:text-properties fo:font-weight="normal" officeooo:rsid="0033b5cf" style:font-weight-asian="normal" style:font-weight-complex="normal"/>
    </style:style>
    <style:style style:name="T22" style:family="text">
      <style:text-properties fo:font-weight="normal" officeooo:rsid="0035059a" style:font-weight-asian="normal" style:font-weight-complex="normal"/>
    </style:style>
    <style:style style:name="T23" style:family="text">
      <style:text-properties fo:font-weight="normal" officeooo:rsid="0037c325" style:font-weight-asian="normal" style:font-weight-complex="normal"/>
    </style:style>
    <style:style style:name="T24" style:family="text">
      <style:text-properties fo:font-weight="normal" officeooo:rsid="00634f81" style:font-weight-asian="normal" style:font-weight-complex="normal"/>
    </style:style>
    <style:style style:name="T25" style:family="text">
      <style:text-properties fo:font-weight="normal" officeooo:rsid="0064c9b1" style:font-weight-asian="normal" style:font-weight-complex="normal"/>
    </style:style>
    <style:style style:name="T26" style:family="text">
      <style:text-properties fo:font-weight="normal" officeooo:rsid="0066b883" style:font-weight-asian="normal" style:font-weight-complex="normal"/>
    </style:style>
    <style:style style:name="T27" style:family="text">
      <style:text-properties fo:font-weight="normal" officeooo:rsid="0091ff54" style:font-weight-asian="normal" style:font-weight-complex="normal"/>
    </style:style>
    <style:style style:name="T28" style:family="text">
      <style:text-properties officeooo:rsid="001f4f5c"/>
    </style:style>
    <style:style style:name="T29" style:family="text">
      <style:text-properties officeooo:rsid="00150c94"/>
    </style:style>
    <style:style style:name="T30" style:family="text">
      <style:text-properties officeooo:rsid="0020bb5b"/>
    </style:style>
    <style:style style:name="T31" style:family="text">
      <style:text-properties officeooo:rsid="0028c6f8"/>
    </style:style>
    <style:style style:name="T32" style:family="text">
      <style:text-properties officeooo:rsid="002b6616"/>
    </style:style>
    <style:style style:name="T33" style:family="text">
      <style:text-properties officeooo:rsid="002d60c9"/>
    </style:style>
    <style:style style:name="T34" style:family="text">
      <style:text-properties officeooo:rsid="0030417d"/>
    </style:style>
    <style:style style:name="T35" style:family="text">
      <style:text-properties officeooo:rsid="0035059a"/>
    </style:style>
    <style:style style:name="T36" style:family="text">
      <style:text-properties fo:color="#000000" fo:font-weight="normal" officeooo:rsid="002b6616" style:font-weight-asian="normal" style:font-weight-complex="normal"/>
    </style:style>
    <style:style style:name="T37" style:family="text">
      <style:text-properties fo:color="#000000" fo:font-weight="normal" officeooo:rsid="0035059a" style:font-weight-asian="normal" style:font-weight-complex="normal"/>
    </style:style>
    <style:style style:name="T38" style:family="text">
      <style:text-properties officeooo:rsid="003610cf"/>
    </style:style>
    <style:style style:name="T39" style:family="text">
      <style:text-properties officeooo:rsid="0037c325"/>
    </style:style>
    <style:style style:name="T40" style:family="text">
      <style:text-properties officeooo:rsid="0039e820"/>
    </style:style>
    <style:style style:name="T41" style:family="text">
      <style:text-properties officeooo:rsid="003fd3e2"/>
    </style:style>
    <style:style style:name="T42" style:family="text">
      <style:text-properties officeooo:rsid="0040eaf6"/>
    </style:style>
    <style:style style:name="T43" style:family="text">
      <style:text-properties officeooo:rsid="0041e7a4"/>
    </style:style>
    <style:style style:name="T44" style:family="text">
      <style:text-properties officeooo:rsid="00453e45"/>
    </style:style>
    <style:style style:name="T45" style:family="text">
      <style:text-properties officeooo:rsid="0048f956"/>
    </style:style>
    <style:style style:name="T46" style:family="text">
      <style:text-properties officeooo:rsid="0028f709" style:font-size-asian="14pt"/>
    </style:style>
    <style:style style:name="T47" style:family="text">
      <style:text-properties officeooo:rsid="0048f956" style:font-size-asian="14pt"/>
    </style:style>
    <style:style style:name="T48" style:family="text">
      <style:text-properties officeooo:rsid="0049200a"/>
    </style:style>
    <style:style style:name="T49" style:family="text">
      <style:text-properties officeooo:rsid="004c99e7"/>
    </style:style>
    <style:style style:name="T50" style:family="text">
      <style:text-properties officeooo:rsid="004d5f6c"/>
    </style:style>
    <style:style style:name="T51" style:family="text">
      <style:text-properties officeooo:rsid="004ecd42"/>
    </style:style>
    <style:style style:name="T52" style:family="text">
      <style:text-properties officeooo:rsid="00570940"/>
    </style:style>
    <style:style style:name="T53" style:family="text">
      <style:text-properties officeooo:rsid="0059f466"/>
    </style:style>
    <style:style style:name="T54" style:family="text">
      <style:text-properties officeooo:rsid="005b2c21"/>
    </style:style>
    <style:style style:name="T55" style:family="text">
      <style:text-properties officeooo:rsid="005c9916"/>
    </style:style>
    <style:style style:name="T56" style:family="text">
      <style:text-properties officeooo:rsid="0066d629"/>
    </style:style>
    <style:style style:name="T57" style:family="text">
      <style:text-properties officeooo:rsid="00672178"/>
    </style:style>
    <style:style style:name="T58" style:family="text">
      <style:text-properties officeooo:rsid="00683b28"/>
    </style:style>
    <style:style style:name="T59" style:family="text">
      <style:text-properties officeooo:rsid="006c0caa"/>
    </style:style>
    <style:style style:name="T60" style:family="text">
      <style:text-properties officeooo:rsid="006dfb4e"/>
    </style:style>
    <style:style style:name="T61" style:family="text">
      <style:text-properties style:text-underline-style="none" officeooo:rsid="0049200a"/>
    </style:style>
    <style:style style:name="T62" style:family="text">
      <style:text-properties officeooo:rsid="0070dd07"/>
    </style:style>
    <style:style style:name="T63" style:family="text">
      <style:text-properties officeooo:rsid="0072571c"/>
    </style:style>
    <style:style style:name="T64" style:family="text">
      <style:text-properties officeooo:rsid="00749933"/>
    </style:style>
    <style:style style:name="T65" style:family="text">
      <style:text-properties officeooo:rsid="0076743f"/>
    </style:style>
    <style:style style:name="T66" style:family="text">
      <style:text-properties officeooo:rsid="00767463"/>
    </style:style>
    <style:style style:name="T67" style:family="text">
      <style:text-properties officeooo:rsid="007e4e45"/>
    </style:style>
    <style:style style:name="T68" style:family="text">
      <style:text-properties officeooo:rsid="007f5976"/>
    </style:style>
    <style:style style:name="T69" style:family="text">
      <style:text-properties officeooo:rsid="00802106"/>
    </style:style>
    <style:style style:name="T70" style:family="text">
      <style:text-properties officeooo:rsid="00819ccf"/>
    </style:style>
    <style:style style:name="T71" style:family="text">
      <style:text-properties officeooo:rsid="008c5b9e"/>
    </style:style>
    <style:style style:name="T72" style:family="text">
      <style:text-properties officeooo:rsid="00904b6f"/>
    </style:style>
    <style:style style:name="T73" style:family="text">
      <style:text-properties officeooo:rsid="0091ff5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penGL Skeletal Animation With A<text:span text:style-name="T1">SSIMP</text:span> </text:p>
      <text:p text:style-name="P1">Tutorial part <text:span text:style-name="T2">2</text:span> — <text:span text:style-name="T38">Mesh &amp; Bone classes</text:span></text:p>
      <text:p text:style-name="P28">(part 2.2 - Bone class)</text:p>
      <text:p text:style-name="P1"/>
      <text:p text:style-name="P2">In the previous tutorial we wrote <text:span text:style-name="T3">Mesh class</text:span> where we keep only graphical<text:span text:style-name="T3"> </text:span>information of the <text:span text:style-name="T73">m</text:span>odel<text:span text:style-name="T3">. </text:span>In this one <text:span text:style-name="T28">we will figure out how to write </text:span><text:span text:style-name="T4">Bone class</text:span><text:span text:style-name="T28"> to store bones information.</text:span></text:p>
      <text:p text:style-name="P2"/>
      <text:p text:style-name="P7"><text:span text:style-name="T9">As it was mentioned earlier, y</text:span><text:span text:style-name="T10">ou can imagine </text:span><text:span text:style-name="T27">b</text:span><text:span text:style-name="T10">ones</text:span><text:span text:style-name="T29"> </text:span><text:span text:style-name="T10">as sticks inside the </text:span><text:span text:style-name="T27">m</text:span><text:span text:style-name="T10">odel, where the position of the stick is dependent on time. </text:span><text:span text:style-name="T9">When constructing the Model, artist </text:span><text:span text:style-name="T11">adds bones into it and defines their position in particular</text:span><text:span text:style-name="T9"> </text:span><text:span text:style-name="T11">moment</text:span><text:span text:style-name="T13">s</text:span><text:span text:style-name="T11">. Those moments are called </text:span><text:span text:style-name="T30">keyframes</text:span><text:span text:style-name="T11">. </text:span><text:span text:style-name="T34">Keyframe </text:span><text:span text:style-name="T18">usually keeps bone’s scaling, translation </text:span><text:span text:style-name="T34">vectors</text:span><text:span text:style-name="T18"> and rotation </text:span><text:span text:style-name="T34">quaternion</text:span><text:span text:style-name="T18"> </text:span><text:span text:style-name="T19">in order to construct it’s transformation matrix. </text:span><text:span text:style-name="T11">So, as the time goes </text:span><text:span text:style-name="T12">on</text:span><text:span text:style-name="T11">, </text:span><text:span text:style-name="T19">we </text:span><text:span text:style-name="T20">update</text:span><text:span text:style-name="T19"> bone’s transformation matrix </text:span><text:span text:style-name="T20">from the corresponding keyframe data</text:span><text:span text:style-name="T11">, </text:span><text:span text:style-name="T20">then we take the vertices it pulls and multiply them by the </text:span><text:span text:style-name="T21">given</text:span><text:span text:style-name="T20"> matrix </text:span><text:span text:style-name="T24">considering </text:span><text:span text:style-name="T25">bone’s</text:span><text:span text:style-name="T24"> weight</text:span><text:span text:style-name="T11">. This process </text:span><text:span text:style-name="T21">moves the vertices, which, </text:span><text:span text:style-name="T23">as a result</text:span><text:span text:style-name="T21">, move the model. It </text:span><text:span text:style-name="T11">i</text:span><text:span text:style-name="T12">s</text:span><text:span text:style-name="T11"> called </text:span><text:span text:style-name="T30">skeletal animation</text:span><text:span text:style-name="T11">.</text:span></text:p>
      <text:p text:style-name="P3"/>
      <text:p text:style-name="P6"><text:span text:style-name="T9">There is one more thing you need to know about </text:span>skeletal animation<text:span text:style-name="T9">. Imagine you needed to animate human body in all details: arms movement, fingers </text:span><text:span text:style-name="T14">flexure... Of course if an arm moves fingers also move, but not vice versa, if fingers move arms sta</text:span><text:span text:style-name="T17">nd</text:span><text:span text:style-name="T14"> still. This fact gives us a hint how to organize </text:span><text:span text:style-name="T15">our bones structure – in a </text:span><text:span text:style-name="T31">tree </text:span><text:span text:style-name="T26">(in this example an arm is a parent for the fingers)</text:span><text:span text:style-name="T15">. </text:span><text:span text:style-name="T21">From that fact another important fact flows. In order to properly </text:span><text:span text:style-name="T22">make the skeletal animation</text:span><text:span text:style-name="T35"> </text:span><text:span text:style-name="T22">we have to construct the transformation matrices properly. </text:span><text:span text:style-name="T36">If we combine the transformation matrices of all parents of a given bone with it’s keyframe data we will get the </text:span><text:span text:style-name="T37">proper </text:span><text:span text:style-name="T36">given bone’s transformation matrix.</text:span></text:p>
      <text:p text:style-name="P4"/>
      <text:p text:style-name="P5"><text:span text:style-name="T16">H</text:span><text:span text:style-name="T9">ere is the </text:span>Bone class <text:span text:style-name="T9">declaration:</text:span></text:p>
      <text:p text:style-name="P4"/>
      <text:p text:style-name="P9">class Bone</text:p>
      <text:p text:style-name="P9">{</text:p>
      <text:p text:style-name="P9"><text:s text:c="4"/>public:</text:p>
      <text:p text:style-name="P9"><text:s text:c="8"/>string name; //the name of the bone</text:p>
      <text:p text:style-name="P9"><text:s text:c="8"/>int id; //<text:span text:style-name="T72">bone’s</text:span> id <text:span text:style-name="T56">in the model</text:span></text:p>
      <text:p text:style-name="P9"/>
      <text:p text:style-name="P9"><text:s text:c="8"/>aiNode* node; //the node this bone is attached to, <text:span text:style-name="T57">we keep transformation matrix here</text:span></text:p>
      <text:p text:style-name="P9"><text:s text:c="8"/>aiNodeAnim* nodeAnim; //this bone<text:span text:style-name="T58">`s</text:span> animation node, <text:span text:style-name="T59">keyframe data is here</text:span></text:p>
      <text:p text:style-name="P9"/>
      <text:p text:style-name="P9"><text:s text:c="8"/>Bone* parentBone; //parent bone</text:p>
      <text:p text:style-name="P9"><text:s text:c="8"/>mat4 offset; //offset matrix</text:p>
      <text:p text:style-name="P9"/>
      <text:p text:style-name="P9"><text:s text:c="8"/>//keyframe data. This data is calculated in a particular period of time</text:p>
      <text:p text:style-name="P9"><text:s text:c="8"/>vec3 pos;</text:p>
      <text:p text:style-name="P9"><text:s text:c="8"/>quat rot;</text:p>
      <text:p text:style-name="P9"><text:s text:c="8"/>vec3 scal;</text:p>
      <text:p text:style-name="P9"/>
      <text:p text:style-name="P9"/>
      <text:p text:style-name="P9"><text:soft-page-break/><text:s text:c="8"/>Bone(int id, string name, mat4 &amp;offset);</text:p>
      <text:p text:style-name="P9"><text:s text:c="8"/></text:p>
      <text:p text:style-name="P9"><text:s text:c="8"/>mat4 getParentTransforms(); //calculates the whole transformation matrix starting <text:span text:style-name="T60">from</text:span> the root bone </text:p>
      <text:p text:style-name="P9"/>
      <text:p text:style-name="P9"><text:s text:c="8"/>vec3 calcInterpolatedPosition(float time); //calculates interpolated position between two keyframes</text:p>
      <text:p text:style-name="P9"><text:s text:c="8"/>quat calcInterpolatedRotation(float time); //calculates interpolated rotation between two keyframes</text:p>
      <text:p text:style-name="P9"><text:s text:c="8"/></text:p>
      <text:p text:style-name="P9"><text:s text:c="8"/>int findPosition(float time); //finds the index of the keyframe with the value less th<text:span text:style-name="T40">a</text:span>n time</text:p>
      <text:p text:style-name="P9"><text:s text:c="8"/>int findRotation(float time); //same as above</text:p>
      <text:p text:style-name="P9"/>
      <text:p text:style-name="P9"><text:s text:c="8"/>void updateKeyframeTransform(float time); //updates this bone transformation matrix</text:p>
      <text:p text:style-name="P9"/>
      <text:p text:style-name="P9"><text:s text:c="8"/>~Bone();</text:p>
      <text:p text:style-name="P9">};</text:p>
      <text:p text:style-name="P8"><text:s/></text:p>
      <text:p text:style-name="P12">Bone:</text:p>
      <text:p text:style-name="P12"><text:tab/>-name (we need it to find the bone’s parent bone. This is made in the <text:tab/><text:span text:style-name="T3">ModelLoader class </text:span>in <text:span text:style-name="T32">the </text:span>future tutorial)</text:p>
      <text:p text:style-name="P12"><text:tab/>-id (just to know <text:span text:style-name="T71">the</text:span> index/<text:span text:style-name="T72">number</text:span> <text:span text:style-name="T71">of the the bone in the model</text:span>)</text:p>
      <text:p text:style-name="P13"><text:tab/>-node (<text:span text:style-name="T32">I will explain node’s belonging to the bone </text:span>in the <text:span text:style-name="T3">ModelLoader class </text:span>in <text:tab/><text:span text:style-name="T32">the </text:span>future tutorial. <text:span text:style-name="T32">For now you only need to know that we will use it just to <text:tab/>keep bone’s transformation matrix</text:span>)</text:p>
      <text:p text:style-name="P13"><text:tab/>-<text:span text:style-name="T32">nodeAnim (each bone has it’s aiNodeAnim in ASSIMP. There all bone’s <text:tab/>keyframe data is kept)</text:span></text:p>
      <text:p text:style-name="P13"><text:tab/>-<text:span text:style-name="T32">parentBone (each bone has a parent bone it is attached to, except the root <text:tab/>bone)</text:span></text:p>
      <text:p text:style-name="P13"><text:tab/>-<text:span text:style-name="T33">offset (this matrix transforms from the local model space into the bone space, <text:tab/>needed to make the animation correctly)</text:span></text:p>
      <text:p text:style-name="P13"><text:tab/>-<text:span text:style-name="T39">pos, rot, scal (in those ones we keep time-corresponding keyframe data)</text:span></text:p>
      <text:p text:style-name="P13"/>
      <text:p text:style-name="P13"><text:tab/>-<text:span text:style-name="T41">constructor (it accepts: bone’s id, bone’s name, it’s offset matrix. This data is <text:tab/>loaded inside the </text:span><text:span text:style-name="T5">ModelLoader class </text:span><text:span text:style-name="T42">and then passed to the constructor)</text:span></text:p>
      <text:p text:style-name="P13"><text:tab/>-<text:span text:style-name="T43">getParentTransforms() (this function returns mat4 – the combination of all <text:tab/>parents’ transformation matrices)</text:span></text:p>
      <text:p text:style-name="P13"/>
      <text:p text:style-name="P12"/>
      <text:p text:style-name="P14">Before the next functions usage explanation, <text:span text:style-name="T44">there is one more thing about the keyframes you have to understand. Keyframes keep bone’s transformation data to construct the transformation matrix from it. For each keyframe particular moment of time is associated, that means that we only have limited amount of them and constructing transformation matrices from the closest-to-our-in-program-time one will give an intermittent and rough animation. There are two ways to achieve the smooth one: ask an artist to define more keyframes and still take the closest or to calculate the </text:span><text:span text:style-name="T6">interpolated </text:span><text:span text:style-name="T44">value between the </text:span><text:span text:style-name="T6">two</text:span><text:span text:style-name="T44"> closest keyframes. We will implement the second method because of it’s versatility.</text:span></text:p>
      <text:p text:style-name="P14"/>
      <text:p text:style-name="P15"><text:tab/></text:p>
      <text:p text:style-name="P15"><text:tab/>-<text:span text:style-name="T46">calcInterpolatedPosition</text:span><text:span text:style-name="T47">() (this function takes time and returns vec3 - <text:tab/>interpolated <text:tab/>value between the closest-to-the-time </text:span><text:span text:style-name="T8">position</text:span><text:span text:style-name="T47"> keyframes)</text:span></text:p>
      <text:p text:style-name="P15"><text:soft-page-break/><text:span text:style-name="T47"><text:tab/>-calcInterpolatedRotation() (this function takes time and returns quaternion – <text:tab/>interpolated value between the closest-to-the-time </text:span><text:span text:style-name="T8">rotation</text:span><text:span text:style-name="T47"> keyframes)</text:span></text:p>
      <text:p text:style-name="P14"><text:tab/>-<text:span text:style-name="T45">findPosition(), findRotation() (takes time and returns the index of the closest <text:tab/>less-than-time keyframe)</text:span></text:p>
      <text:p text:style-name="P14"><text:tab/>-<text:span text:style-name="T61">updateKeyframeTransform()</text:span><text:span text:style-name="T48"> (this function updates the bone’s transformation <text:tab/>matrix from the given time)</text:span></text:p>
      <text:p text:style-name="P14"/>
      <text:p text:style-name="P16">And here is the step-by-step realization:</text:p>
      <text:p text:style-name="P17"/>
      <text:p text:style-name="P10">Bone::Bone(int id, string name, mat4 &amp;offset)</text:p>
      <text:p text:style-name="P10">{</text:p>
      <text:p text:style-name="P10"><text:s text:c="4"/>this-&gt;id = id; //set id</text:p>
      <text:p text:style-name="P10"><text:s text:c="4"/>this-&gt;name = name; //set name</text:p>
      <text:p text:style-name="P10"><text:s text:c="4"/>this-&gt;offset = offset; //set offset matrix</text:p>
      <text:p text:style-name="P10"/>
      <text:p text:style-name="P10"><text:s text:c="4"/>//null pointers</text:p>
      <text:p text:style-name="P10"><text:s text:c="4"/>parentBone = 0;</text:p>
      <text:p text:style-name="P10"><text:s text:c="4"/>node = 0;</text:p>
      <text:p text:style-name="P10"><text:s text:c="4"/>nodeAnim = 0;</text:p>
      <text:p text:style-name="P10">}</text:p>
      <text:p text:style-name="P10"/>
      <text:p text:style-name="P18">In constructor we just copy the loaded in the <text:span text:style-name="T3">ModelLoader class </text:span>data to the local storage.</text:p>
      <text:p text:style-name="P10"/>
      <text:p text:style-name="P10">mat4 Bone::getParentTransforms()</text:p>
      <text:p text:style-name="P10">{</text:p>
      <text:p text:style-name="P10"><text:s text:c="4"/>Bone* b = parentBone; //this bone`s parent</text:p>
      <text:p text:style-name="P10"/>
      <text:p text:style-name="P10"><text:s text:c="4"/>vector &lt; mat4 &gt; matrices; //vector to remember matrices</text:p>
      <text:p text:style-name="P10"/>
      <text:p text:style-name="P10"><text:s text:c="4"/>while (b) //loop through all parents to push_back all transformation matrices</text:p>
      <text:p text:style-name="P10"><text:s text:c="4"/>{</text:p>
      <text:p text:style-name="P10"><text:s text:c="8"/>mat4 tmp = aiMatrix4x4ToGlm(b-&gt;node-&gt;mTransformation); //get <text:span text:style-name="T62">the</text:span> transformation matrix</text:p>
      <text:p text:style-name="P10"><text:s text:c="8"/>matrices.push_back(tmp); //remember it</text:p>
      <text:p text:style-name="P10"/>
      <text:p text:style-name="P10"><text:s text:c="8"/>b = b-&gt;parentBone; //next parent</text:p>
      <text:p text:style-name="P10"><text:s text:c="4"/>}</text:p>
      <text:p text:style-name="P10"/>
      <text:p text:style-name="P10"><text:s text:c="4"/>mat4 res; //all parent transformation matrix</text:p>
      <text:p text:style-name="P10"/>
      <text:p text:style-name="P10"><text:s text:c="4"/>for (int i = matrices.size() - 1; i &gt;= 0; i--) //loop backward! The last element of the array is the root bone </text:p>
      <text:p text:style-name="P10"><text:s text:c="4"/>{</text:p>
      <text:p text:style-name="P10"><text:s text:c="8"/>res *= matrices[i]; //here we calculate the combined transformation matrix</text:p>
      <text:p text:style-name="P10"><text:s text:c="4"/>}</text:p>
      <text:p text:style-name="P10"><text:s text:c="4"/></text:p>
      <text:p text:style-name="P10"><text:s text:c="4"/>return res;</text:p>
      <text:p text:style-name="P10">}</text:p>
      <text:p text:style-name="P10"/>
      <text:p text:style-name="P19">In the getParentTransforms() function we calculate the combined transformation matrix of all parents of the given bone. We loop through all parents of the bone <text:span text:style-name="T50">(</text:span>the parents are already defined in the <text:span text:style-name="T3">ModelLoader class</text:span><text:span text:style-name="T50">)</text:span> then we remember the transformation matrix taken from the corresponding aiNode <text:span text:style-name="T50">(this data is not static, in the updateKeyframeTransform() function we calculate new transformation matrix and store it into the same aiNode)</text:span> and <text:span text:style-name="T50">then</text:span> jump to <text:span text:style-name="T50">the </text:span>parent’<text:span text:style-name="T50">s parent… Because we </text:span><text:soft-page-break/><text:span text:style-name="T50">have looped from the given bone down to the root bone, we have to combine matrices in a reverse order – from the root bone up to the given bone’s parent.</text:span></text:p>
      <text:p text:style-name="P10"/>
      <text:p text:style-name="P10">vec3 Bone::calcInterpolatedPosition(float time)</text:p>
      <text:p text:style-name="P10">{</text:p>
      <text:p text:style-name="P10"><text:s text:c="4"/>vec3 out; //result</text:p>
      <text:p text:style-name="P10"/>
      <text:p text:style-name="P10"><text:s text:c="4"/>if (nodeAnim-&gt;mNumPositionKeys == 1) //if amount of keyframes == 1 we dont have to i<text:span text:style-name="T49">n</text:span>terpolate anything</text:p>
      <text:p text:style-name="P10"><text:s text:c="4"/>{</text:p>
      <text:p text:style-name="P10"><text:s text:c="8"/>aiVector3D help = nodeAnim-&gt;mPositionKeys[0].mValue; //get its value/position <text:span text:style-name="T51">vector</text:span></text:p>
      <text:p text:style-name="P10"/>
      <text:p text:style-name="P10"><text:s text:c="8"/>out = vec3(help.x, help.y, help.z);</text:p>
      <text:p text:style-name="P10"/>
      <text:p text:style-name="P10"><text:s text:c="8"/>return out;</text:p>
      <text:p text:style-name="P10"><text:s text:c="4"/>}</text:p>
      <text:p text:style-name="P10"/>
      <text:p text:style-name="P10"><text:s text:c="4"/>//if there is more than one keyframe</text:p>
      <text:p text:style-name="P10"><text:s text:c="4"/>int positionIndex = findPosition(time); //find index of the keyframe</text:p>
      <text:p text:style-name="P10"><text:s text:c="4"/>int nextPositionIndex = positionIndex + 1; //the next index</text:p>
      <text:p text:style-name="P10"/>
      <text:p text:style-name="P10"><text:s text:c="4"/>float deltaTime = (float)(nodeAnim-&gt;mPositionKeys[nextPositionIndex].mTime - nodeAnim-&gt;mPositionKeys[positionIndex].mTime); //calculate time difference between keyframes </text:p>
      <text:p text:style-name="P10"><text:s text:c="4"/>float factor = (time - (float)nodeAnim-&gt;mPositionKeys[positionIndex].mTime) / deltaTime; //calculate how far we are between keyframes in the interval of [0;1]</text:p>
      <text:p text:style-name="P10"/>
      <text:p text:style-name="P10"><text:s text:c="4"/>aiVector3D begin = nodeAnim-&gt;mPositionKeys[positionIndex].mValue; //get the first keyframe value</text:p>
      <text:p text:style-name="P10"><text:s text:c="4"/>aiVector3D end = nodeAnim-&gt;mPositionKeys[nextPositionIndex].mValue; //get the second one</text:p>
      <text:p text:style-name="P10"/>
      <text:p text:style-name="P10"><text:s text:c="4"/>vec3 p1(begin.x, begin.y, begin.z);</text:p>
      <text:p text:style-name="P10"><text:s text:c="4"/>vec3 p2(end.x, end.y, end.z);</text:p>
      <text:p text:style-name="P10"/>
      <text:p text:style-name="P10"><text:s text:c="4"/>out = mix(p1, p2, factor); //using glm function to mix the values dependent on factor</text:p>
      <text:p text:style-name="P10"/>
      <text:p text:style-name="P10"><text:s text:c="4"/>return out;</text:p>
      <text:p text:style-name="P10">}</text:p>
      <text:p text:style-name="P10"/>
      <text:p text:style-name="P20">The name of the above function says everything about it’s purpose. Here we calculate and return interpolated position vector. Firstly, we check whether there is only one keyframe and <text:span text:style-name="T52">if so, return it’s position value. If there are more than one keyframes, we get the index of the closest one with the less-than-given-time value and the keyframe index after it. Then we calculate time difference between two found keyframes and convert the given time into the interval of [0;1]. So, the </text:span><text:span text:style-name="T7">factor </text:span><text:span text:style-name="T63">(variable in the code) is a value between 0 and 1 that says how far we are from the left keyframe. And the last step is to interpolate the value between two keyframes with the factor as a parameter. We are using GLM function to do this. </text:span></text:p>
      <text:p text:style-name="P10"/>
      <text:p text:style-name="P10">quat Bone::calcInterpolatedRotation(float time)</text:p>
      <text:p text:style-name="P10">{</text:p>
      <text:p text:style-name="P10"><text:s text:c="4"/>quat out; //result</text:p>
      <text:p text:style-name="P10"/>
      <text:p text:style-name="P10"><text:s text:c="4"/>if (nodeAnim-&gt;mNumRotationKeys == 1) //if amount of keyframes == 1 we dont have to i<text:span text:style-name="T51">n</text:span>terpolate anything</text:p>
      <text:p text:style-name="P10"><text:s text:c="4"/>{</text:p>
      <text:p text:style-name="P10"><text:s text:c="8"/>aiQuaternion help = nodeAnim-&gt;mRotationKeys[0].mValue; //get it`s value/rotation quaternion</text:p>
      <text:p text:style-name="P10"/>
      <text:p text:style-name="P10"><text:s text:c="8"/>out = quat(help.w, help.x, help.y, help.z);</text:p>
      <text:p text:style-name="P10"><text:s text:c="8"/>return out;</text:p>
      <text:p text:style-name="P10"><text:s text:c="4"/>}</text:p>
      <text:p text:style-name="P10"/>
      <text:p text:style-name="P10"><text:soft-page-break/><text:s text:c="4"/>//if there is more than one keyframe</text:p>
      <text:p text:style-name="P10"><text:s text:c="4"/>int rotationIndex = findRotation(time); //find index of the keyframe</text:p>
      <text:p text:style-name="P10"><text:s text:c="4"/>int nextRotationIndex = rotationIndex + 1; //the next index</text:p>
      <text:p text:style-name="P10"/>
      <text:p text:style-name="P10"><text:s text:c="4"/>float deltaTime = (float)(nodeAnim-&gt;mRotationKeys[nextRotationIndex].mTime - nodeAnim-&gt;mRotationKeys[rotationIndex].mTime); //calculate time difference between keyframes</text:p>
      <text:p text:style-name="P10"><text:s text:c="4"/>float factor = (time - (float)nodeAnim-&gt;mRotationKeys[rotationIndex].mTime) / deltaTime; <text:s/>//calculate how far we are between keyframes in the interval of [0;1]</text:p>
      <text:p text:style-name="P10"/>
      <text:p text:style-name="P10"><text:s text:c="4"/>aiQuaternion begin = nodeAnim-&gt;mRotationKeys[rotationIndex].mValue;</text:p>
      <text:p text:style-name="P10"><text:s text:c="4"/>aiQuaternion end = nodeAnim-&gt;mRotationKeys[nextRotationIndex].mValue;</text:p>
      <text:p text:style-name="P10"/>
      <text:p text:style-name="P10"><text:s text:c="4"/>quat r1(begin.w, begin.x, begin.y, begin.z);</text:p>
      <text:p text:style-name="P10"><text:s text:c="4"/>quat r2(end.w, end.x, end.y, end.z);</text:p>
      <text:p text:style-name="P10"/>
      <text:p text:style-name="P10"><text:s text:c="4"/>//up to this point everything is the same as for position</text:p>
      <text:p text:style-name="P10"/>
      <text:p text:style-name="P10"><text:s text:c="4"/>out = slerp(r1, r2, factor); //here we use another glm function to mix the quternion values dependen<text:span text:style-name="T51">t</text:span> on factor</text:p>
      <text:p text:style-name="P10"><text:s text:c="4"/></text:p>
      <text:p text:style-name="P10"><text:s text:c="4"/>return out;</text:p>
      <text:p text:style-name="P10">}</text:p>
      <text:p text:style-name="P10"/>
      <text:p text:style-name="P21"><text:span text:style-name="T64">This</text:span> function is absolutely identical to the calcInterpolatedPosition() <text:span text:style-name="T65">function</text:span>, except two things. The first one, is that we are using rotation keyframes instead of position ones <text:span text:style-name="T53">and the second is in different GLM function to interpolate rotation values. </text:span></text:p>
      <text:p text:style-name="P21"/>
      <text:p text:style-name="P24">Position data is kept in 3d vector but rotation data is kept in quaternion and to calculate the interpolated rotation <text:span text:style-name="T66">value</text:span> another GLM function is needed.</text:p>
      <text:p text:style-name="P10"/>
      <text:p text:style-name="P10">int Bone::findPosition(float time)</text:p>
      <text:p text:style-name="P10">{</text:p>
      <text:p text:style-name="P10"><text:s text:c="4"/>for (int i = 0; i &lt; nodeAnim-&gt;mNumPositionKeys - 1; i++) //loop through each position <text:span text:style-name="T67">key</text:span>frame</text:p>
      <text:p text:style-name="P10"><text:s text:c="4"/>{</text:p>
      <text:p text:style-name="P10"><text:s text:c="8"/>if (time &lt; nodeAnim-&gt;mPositionKeys[i + 1].mTime) //if the given time is less than in a keyframe</text:p>
      <text:p text:style-name="P10"><text:s text:c="8"/>{</text:p>
      <text:p text:style-name="P10"><text:s text:c="12"/>return i;</text:p>
      <text:p text:style-name="P10"><text:s text:c="8"/>}</text:p>
      <text:p text:style-name="P10"><text:s text:c="4"/>}</text:p>
      <text:p text:style-name="P10"/>
      <text:p text:style-name="P10"><text:s text:c="4"/>return -1;</text:p>
      <text:p text:style-name="P10">} <text:s text:c="7"/></text:p>
      <text:p text:style-name="P10"/>
      <text:p text:style-name="P10">int Bone::findRotation(float time)</text:p>
      <text:p text:style-name="P10">{</text:p>
      <text:p text:style-name="P10"><text:s text:c="4"/>for (int i = 0; i &lt; nodeAnim-&gt;mNumRotationKeys - 1; i++) //loop through each rotation keyframe</text:p>
      <text:p text:style-name="P10"><text:s text:c="4"/>{</text:p>
      <text:p text:style-name="P10"><text:s text:c="8"/>if (time &lt; nodeAnim-&gt;mRotationKeys[i + 1].mTime) //if the given time is less then in a keyframe</text:p>
      <text:p text:style-name="P10"><text:s text:c="8"/>{</text:p>
      <text:p text:style-name="P10"><text:s text:c="12"/>return i;</text:p>
      <text:p text:style-name="P10"><text:s text:c="8"/>}</text:p>
      <text:p text:style-name="P10"><text:s text:c="4"/>}</text:p>
      <text:p text:style-name="P10"/>
      <text:p text:style-name="P10"><text:s text:c="4"/>return -1;</text:p>
      <text:p text:style-name="P10">}</text:p>
      <text:p text:style-name="P10"/>
      <text:p text:style-name="P25">findPosition() <text:span text:style-name="T54">and findRotation() </text:span>function<text:span text:style-name="T54">s</text:span> <text:span text:style-name="T54">are</text:span> really simple, <text:span text:style-name="T68">they return the index of the closest keyframe with the less-than-given-time value</text:span>. We are looping through each keyframe this bone (aiNodeAnim) has and if we find one with greater time value <text:span text:style-name="T54">than the given time</text:span>, <text:span text:style-name="T54">we return the index of the previous keyframe.</text:span></text:p>
      <text:p text:style-name="P10"><text:soft-page-break/></text:p>
      <text:p text:style-name="P10">void Bone::updateKeyframeTransform(float time)</text:p>
      <text:p text:style-name="P10">{</text:p>
      <text:p text:style-name="P10"><text:s text:c="4"/>if (!nodeAnim) //if there <text:span text:style-name="T54">are</text:span> no animations for this bone</text:p>
      <text:p text:style-name="P10"><text:s text:c="4"/>{</text:p>
      <text:p text:style-name="P10"><text:s text:c="8"/>return;</text:p>
      <text:p text:style-name="P10"><text:s text:c="4"/>}</text:p>
      <text:p text:style-name="P10"/>
      <text:p text:style-name="P10"><text:s text:c="4"/>scal = vec3(1.0); //we dont <text:span text:style-name="T69">support</text:span> scaling animations</text:p>
      <text:p text:style-name="P10"><text:s text:c="4"/>pos = calcInterpolatedPosition(time); //calculate interpolated position</text:p>
      <text:p text:style-name="P10"><text:s text:c="4"/>rot = calcInterpolatedRotation(time); //calculate interpolated rotation</text:p>
      <text:p text:style-name="P10"/>
      <text:p text:style-name="P10"><text:s text:c="4"/>mat4 res(1.0);</text:p>
      <text:p text:style-name="P11"/>
      <text:p text:style-name="P10"><text:s text:c="4"/>//here we construct the transformation matrix in STR order</text:p>
      <text:p text:style-name="P10"><text:s text:c="4"/>res *= scale(scal);</text:p>
      <text:p text:style-name="P10"><text:s text:c="4"/>res *= translate(pos);</text:p>
      <text:p text:style-name="P10"><text:s text:c="4"/>res *= mat4_cast(rot);</text:p>
      <text:p text:style-name="P10"/>
      <text:p text:style-name="P10"><text:s text:c="4"/>node-&gt;mTransformation = glmToAiMatrix4x4(res); //mTransformation is <text:span text:style-name="T54">a </text:span>public variable so we can store there our new transformation matrix</text:p>
      <text:p text:style-name="P10">}</text:p>
      <text:p text:style-name="P10"/>
      <text:p text:style-name="P23">And the last function in the <text:span text:style-name="T3">Bone class</text:span> – updateKeyframeTransform(). Firstly, we check whether there are any animations <text:span text:style-name="T70">available </text:span>for this bone. Then we calculate interpolated position and rotation (you can add support for scaling aswell, <text:span text:style-name="T55">but</text:span> <text:span text:style-name="T55">keep in mind that</text:span> most of the models do not scale <text:span text:style-name="T55">while animated</text:span>). <text:span text:style-name="T55">The next step is to construct the transformation matrix. We are using some GLM functions to con</text:span></text:p>
      <text:p text:style-name="P27">vert vectors and quaternion to matrices and then combine them into the final transformation matrix. And the last step is to update node’s matrix. </text:p>
      <text:p text:style-name="P22"/>
      <text:p text:style-name="P26">If you remember, we are using node’s transformation matrix inside the getParentTransform() function to correctly calculate the given bone’s transformation matrix. So to close up the circle we have to basically update the node’s matrix with the newly calculated one.</text:p>
      <text:p text:style-name="P10"/>
      <text:p text:style-name="P10">Bone::~Bone(){}</text:p>
      <text:p text:style-name="P14"><text:tab/></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4T20:11:21.542443352</meta:creation-date>
    <meta:generator>LibreOffice/5.1.6.2$Linux_X86_64 LibreOffice_project/10m0$Build-2</meta:generator>
    <dc:date>2019-02-12T15:24:02.578535261</dc:date>
    <meta:editing-duration>PT7H1M1S</meta:editing-duration>
    <meta:editing-cycles>58</meta:editing-cycles>
    <meta:document-statistic meta:table-count="0" meta:image-count="0" meta:object-count="0" meta:page-count="6" meta:paragraph-count="170" meta:word-count="1832" meta:character-count="12808" meta:non-whitespace-character-count="10485"/>
  </office:meta>
</office:document-meta>
</file>